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39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531cm"/>
    </style:style>
    <style:style style:name="co3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46" style:family="table-column">
      <style:table-column-properties fo:break-before="auto" style:column-width="3.022cm"/>
    </style:style>
    <style:style style:name="co47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6.29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5.5cm"/>
    </style:style>
    <style:style style:name="co26" style:family="table-column">
      <style:table-column-properties fo:break-before="auto" style:column-width="5.338cm"/>
    </style:style>
    <style:style style:name="co27" style:family="table-column">
      <style:table-column-properties fo:break-before="auto" style:column-width="15.822cm"/>
    </style:style>
    <style:style style:name="co28" style:family="table-column">
      <style:table-column-properties fo:break-before="auto" style:column-width="15.849cm"/>
    </style:style>
    <style:style style:name="co29" style:family="table-column">
      <style:table-column-properties fo:break-before="auto" style:column-width="15.877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605cm"/>
    </style:style>
    <style:style style:name="co48" style:family="table-column">
      <style:table-column-properties fo:break-before="auto" style:column-width="1.688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498cm"/>
    </style:style>
    <style:style style:name="co51" style:family="table-column">
      <style:table-column-properties fo:break-before="auto" style:column-width="1.715cm"/>
    </style:style>
    <style:style style:name="co52" style:family="table-column">
      <style:table-column-properties fo:break-before="auto" style:column-width="1.743cm"/>
    </style:style>
    <style:style style:name="co53" style:family="table-column">
      <style:table-column-properties fo:break-before="auto" style:column-width="1.769cm"/>
    </style:style>
    <style:style style:name="co54" style:family="table-column">
      <style:table-column-properties fo:break-before="auto" style:column-width="12.472cm"/>
    </style:style>
    <style:style style:name="co55" style:family="table-column">
      <style:table-column-properties fo:break-before="auto" style:column-width="7.816cm"/>
    </style:style>
    <style:style style:name="co56" style:family="table-column">
      <style:table-column-properties fo:break-before="auto" style:column-width="3.512cm"/>
    </style:style>
    <style:style style:name="co57" style:family="table-column">
      <style:table-column-properties fo:break-before="auto" style:column-width="2.505cm"/>
    </style:style>
    <style:style style:name="co58" style:family="table-column">
      <style:table-column-properties fo:break-before="auto" style:column-width="3.376cm"/>
    </style:style>
    <style:style style:name="co59" style:family="table-column">
      <style:table-column-properties fo:break-before="auto" style:column-width="1.85cm"/>
    </style:style>
    <style:style style:name="co60" style:family="table-column">
      <style:table-column-properties fo:break-before="auto" style:column-width="3.731cm"/>
    </style:style>
    <style:style style:name="co61" style:family="table-column">
      <style:table-column-properties fo:break-before="auto" style:column-width="1.905cm"/>
    </style:style>
    <style:style style:name="co62" style:family="table-column">
      <style:table-column-properties fo:break-before="auto" style:column-width="2.073cm"/>
    </style:style>
    <style:style style:name="co63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cc" fo:border="0.06pt solid #000000"/>
    </style:style>
    <style:style style:name="ce193" style:family="table-cell" style:parent-style-name="Default">
      <style:table-cell-properties fo:background-color="#00ff00" fo:border="0.06pt solid #000000"/>
    </style:style>
    <style:style style:name="ce195" style:family="table-cell" style:parent-style-name="Default">
      <style:table-cell-properties fo:background-color="transparent" fo:border="0.06pt solid #000000"/>
    </style:style>
    <style:style style:name="ce26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>
      <style:table-cell-properties fo:background-color="#ffcc99" fo:border="0.06pt solid #000000"/>
    </style:style>
    <style:style style:name="ce273" style:family="table-cell" style:parent-style-name="Default">
      <style:table-cell-properties fo:background-color="#99ccff" fo:border="0.06pt solid #000000"/>
    </style:style>
    <style:style style:name="ce283" style:family="table-cell" style:parent-style-name="Default">
      <style:table-cell-properties fo:background-color="#ccffff" fo:border="0.06pt solid #000000"/>
    </style:style>
    <style:style style:name="ce284" style:family="table-cell" style:parent-style-name="Default">
      <style:table-cell-properties fo:background-color="#e6e6e6" fo:border="0.06pt solid #000000"/>
    </style:style>
    <style:style style:name="ce285" style:family="table-cell" style:parent-style-name="Default">
      <style:table-cell-properties fo:background-color="#a6fda6" fo:border="0.06pt solid #000000"/>
    </style:style>
    <style:style style:name="ce286" style:family="table-cell" style:parent-style-name="Default">
      <style:table-cell-properties fo:background-color="#cccccc" fo:border="0.06pt solid #000000"/>
    </style:style>
    <style:style style:name="ce288" style:family="table-cell" style:parent-style-name="Default">
      <style:table-cell-properties fo:background-color="#0000ff" fo:border="0.06pt solid #000000"/>
    </style:style>
    <style:style style:name="ce290" style:family="table-cell" style:parent-style-name="Default">
      <style:table-cell-properties fo:background-color="#00ae00" fo:border="0.06pt solid #000000"/>
    </style:style>
    <style:style style:name="ce296" style:family="table-cell" style:parent-style-name="Default">
      <style:table-cell-properties fo:background-color="#ff8080" fo:border="0.06pt solid #000000"/>
    </style:style>
    <style:style style:name="ce297" style:family="table-cell" style:parent-style-name="Default">
      <style:table-cell-properties fo:background-color="#ffff00" fo:border="0.06pt solid #000000"/>
    </style:style>
    <style:style style:name="ce298" style:family="table-cell" style:parent-style-name="Default">
      <style:table-cell-properties fo:background-color="#ff9966" fo:border="0.06pt solid #000000"/>
    </style:style>
    <style:style style:name="ce299" style:family="table-cell" style:parent-style-name="Default">
      <style:table-cell-properties fo:background-color="#9966cc" fo:border="0.06pt solid #000000"/>
    </style:style>
    <style:style style:name="ce3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e6e6ff" fo:border="0.06pt solid #000000"/>
    </style:style>
    <style:style style:name="ce306" style:family="table-cell" style:parent-style-name="Default">
      <style:table-cell-properties fo:background-color="#e6e6ff" fo:border="0.99pt solid #000000"/>
    </style:style>
    <style:style style:name="ce308" style:family="table-cell" style:parent-style-name="Default">
      <style:table-cell-properties fo:background-color="#c2d2f9" fo:border="0.06pt solid #000000"/>
    </style:style>
    <style:style style:name="ce136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4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1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1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0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0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2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6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.A$2:.$A$100000])" table:allow-empty-cell="false" table:display-list="unsorted" table:base-cell-address="'Details Template'.E2"/>
        <table:content-validation table:name="val27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28" table:condition="of:cell-content-is-in-list([$Results.$A$2:$Results.$A$100])" table:allow-empty-cell="true" table:display-list="unsorted" table:base-cell-address="'Details Template'.G2"/>
        <table:content-validation table:name="val29" table:condition="of:cell-content-is-in-list([.A$2:.$A$100000])" table:allow-empty-cell="true" table:display-list="sort-ascending" table:base-cell-address="'Details Template'.H2"/>
        <table:content-validation table:name="val30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31" table:condition="of:cell-content-is-in-list([$Results.$A$2:$Results.$A$100])" table:allow-empty-cell="true" table:display-list="unsorted" table:base-cell-address="'Details Template'.J2"/>
        <table:content-validation table:name="val32" table:condition="of:cell-content-is-in-list([.A$2:.$A$100000])" table:allow-empty-cell="false" table:display-list="unsorted" table:base-cell-address="'Details Template'.K2"/>
        <table:content-validation table:name="val33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34" table:condition="of:cell-content-is-in-list([$Results.$A$2:$Results.$A$100])" table:allow-empty-cell="true" table:display-list="unsorted" table:base-cell-address="'Details Template'.M2"/>
        <table:content-validation table:name="val35" table:condition="of:cell-content-is-in-list([.A$2:.$A$100000])" table:allow-empty-cell="false" table:display-list="unsorted" table:base-cell-address="'Details Template'.N2"/>
        <table:content-validation table:name="val36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37" table:condition="of:cell-content-is-in-list([$Results.$A$2:$Results.$A$100])" table:allow-empty-cell="true" table:display-list="unsorted" table:base-cell-address="'Details Template'.P2"/>
        <table:content-validation table:name="val38" table:condition="of:cell-content-is-in-list([.A$2:.$A$100000])" table:allow-empty-cell="false" table:display-list="unsorted" table:base-cell-address="'Details Template'.Q2"/>
        <table:content-validation table:name="val39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40" table:condition="of:cell-content-is-in-list([$Results.$A$2:$Results.$A$100])" table:allow-empty-cell="true" table:display-list="unsorted" table:base-cell-address="'Details Template'.S2"/>
        <table:content-validation table:name="val41" table:condition="of:cell-content-is-in-list([.A$2:.$A$100000])" table:allow-empty-cell="false" table:display-list="unsorted" table:base-cell-address="'Details Template'.T2"/>
        <table:content-validation table:name="val42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9" table:default-cell-style-name="ce138"/>
        <table:table-column table:style-name="co21" table:default-cell-style-name="ce138"/>
        <table:table-column table:style-name="co22" table:default-cell-style-name="ce3"/>
        <table:table-column table:style-name="co23" table:default-cell-style-name="ce3"/>
        <table:table-column table:style-name="co24" table:default-cell-style-name="ce10"/>
        <table:table-column table:style-name="co25" table:default-cell-style-name="ce3"/>
        <table:table-column table:style-name="co26" table:default-cell-style-name="ce3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36" table:content-validation-name="val1" office:value-type="string" calcext:value-type="string">
            <text:p><text:s text:c="2"/>Generate / Refresh Overview:</text:p>
          </table:table-cell>
          <table:table-cell table:style-name="ce136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36"/>
          <table:table-cell table:style-name="ce8" table:content-validation-name="val4"/>
          <table:table-cell table:style-name="ce136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37" table:content-validation-name="val1" office:value-type="string" calcext:value-type="string">
            <text:p>View</text:p>
          </table:table-cell>
          <table:table-cell table:style-name="ce137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34" table:default-cell-style-name="ce26"/>
        <table:table-column table:style-name="co35" table:default-cell-style-name="ce26"/>
        <table:table-column table:style-name="co48" table:default-cell-style-name="ce26"/>
        <table:table-column table:style-name="co49" table:default-cell-style-name="ce26"/>
        <table:table-column table:style-name="co20" table:default-cell-style-name="ce26"/>
        <table:table-column table:style-name="co50" table:default-cell-style-name="ce26"/>
        <table:table-column table:style-name="co48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number-columns-repeated="2" table:default-cell-style-name="ce26"/>
        <table:table-column table:style-name="co54" table:default-cell-style-name="ce26"/>
        <table:table-column table:style-name="co55" table:default-cell-style-name="ce26"/>
        <table:table-column table:style-name="co29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37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37" office:value-type="string" calcext:value-type="string">
            <text:p>Notes 1</text:p>
          </table:table-cell>
          <table:table-cell table:style-name="ce137" office:value-type="string" calcext:value-type="string">
            <text:p>Notes 2</text:p>
          </table:table-cell>
          <table:table-cell table:style-name="ce13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203" table:content-validation-name="val8" office:value-type="string" calcext:value-type="string">
            <text:p>&gt; Phase 0 result</text:p>
          </table:table-cell>
          <table:table-cell table:style-name="ce203" table:content-validation-name="val9"/>
          <table:table-cell table:style-name="ce210" table:content-validation-name="val10"/>
          <table:table-cell table:style-name="ce213" table:content-validation-name="val11" office:value-type="string" calcext:value-type="string">
            <text:p>&gt; Phase 1 result</text:p>
          </table:table-cell>
          <table:table-cell table:style-name="ce213" table:content-validation-name="val12"/>
          <table:table-cell table:style-name="ce210" table:content-validation-name="val13"/>
          <table:table-cell table:style-name="ce213" table:content-validation-name="val14" office:value-type="string" calcext:value-type="string">
            <text:p>&gt; Phase 2 result</text:p>
          </table:table-cell>
          <table:table-cell table:style-name="ce213" table:content-validation-name="val15"/>
          <table:table-cell table:style-name="ce210" table:content-validation-name="val16"/>
          <table:table-cell table:style-name="ce213" table:content-validation-name="val17" office:value-type="string" calcext:value-type="string">
            <text:p>&gt; Phase 3 result</text:p>
          </table:table-cell>
          <table:table-cell table:style-name="ce213" table:content-validation-name="val18"/>
          <table:table-cell table:style-name="ce210" table:content-validation-name="val19"/>
          <table:table-cell table:style-name="ce213" table:content-validation-name="val20" office:value-type="string" calcext:value-type="string">
            <text:p>&gt; Phase 4 result</text:p>
          </table:table-cell>
          <table:table-cell table:style-name="ce213" table:content-validation-name="val21"/>
          <table:table-cell table:style-name="ce210" table:content-validation-name="val22"/>
          <table:table-cell table:style-name="ce213" table:content-validation-name="val23" office:value-type="string" calcext:value-type="string">
            <text:p>&gt; Phase 5 result</text:p>
          </table:table-cell>
          <table:table-cell table:style-name="ce213" table:content-validation-name="val24"/>
          <table:table-cell table:style-name="ce250" table:content-validation-name="val1" office:value-type="string" calcext:value-type="string">
            <text:p>Notes 1</text:p>
          </table:table-cell>
          <table:table-cell table:style-name="ce250" office:value-type="string" calcext:value-type="string">
            <text:p>Notes 2</text:p>
          </table:table-cell>
          <table:table-cell table:style-name="ce250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4"/>
        <table:table-column table:style-name="co37" table:default-cell-style-name="ce194"/>
        <table:table-column table:style-name="co38" table:default-cell-style-name="ce194"/>
        <table:table-column table:style-name="co20" table:default-cell-style-name="ce276"/>
        <table:table-column table:style-name="co39" table:default-cell-style-name="ce194"/>
        <table:table-column table:style-name="co11" table:number-columns-repeated="2" table:default-cell-style-name="Default"/>
        <table:table-row table:style-name="ro2">
          <table:table-cell table:style-name="ce274" office:value-type="string" calcext:value-type="string">
            <text:p>Input List</text:p>
          </table:table-cell>
          <table:table-cell table:style-name="ce274" office:value-type="string" calcext:value-type="string">
            <text:p>Input Name</text:p>
          </table:table-cell>
          <table:table-cell table:style-name="ce274" office:value-type="string" calcext:value-type="string">
            <text:p>Button</text:p>
          </table:table-cell>
          <table:table-cell table:style-name="ce275" office:value-type="string" calcext:value-type="string">
            <text:p>Group</text:p>
          </table:table-cell>
          <table:table-cell table:style-name="ce27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4"/>
        <table:table-column table:style-name="co33" table:default-cell-style-name="ce194"/>
        <table:table-column table:style-name="co14" table:default-cell-style-name="ce194"/>
        <table:table-column table:style-name="co41" table:default-cell-style-name="ce194"/>
        <table:table-column table:style-name="co42" table:default-cell-style-name="ce194"/>
        <table:table-column table:style-name="co11" table:default-cell-style-name="Default"/>
        <table:table-row table:style-name="ro2">
          <table:table-cell table:style-name="ce274" office:value-type="string" calcext:value-type="string">
            <text:p>Short Name</text:p>
          </table:table-cell>
          <table:table-cell table:style-name="ce274" office:value-type="string" calcext:value-type="string">
            <text:p>Full Name</text:p>
          </table:table-cell>
          <table:table-cell table:style-name="ce274" office:value-type="string" calcext:value-type="string">
            <text:p>Color</text:p>
          </table:table-cell>
          <table:table-cell table:style-name="ce274" office:value-type="string" calcext:value-type="string">
            <text:p>Notes 1</text:p>
          </table:table-cell>
          <table:table-cell table:style-name="ce274" office:value-type="string" calcext:value-type="string">
            <text:p>Filters</text:p>
          </table:table-cell>
          <table:table-cell table:style-name="ce274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8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0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82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82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4"/>
        <table:table-column table:style-name="co14" table:default-cell-style-name="ce194"/>
        <table:table-column table:style-name="co44" table:default-cell-style-name="ce194"/>
        <table:table-column table:style-name="co45" table:default-cell-style-name="ce194"/>
        <table:table-row table:style-name="ro2">
          <table:table-cell table:style-name="ce274" office:value-type="string" calcext:value-type="string">
            <text:p>List of Results:</text:p>
          </table:table-cell>
          <table:table-cell table:style-name="ce274" office:value-type="string" calcext:value-type="string">
            <text:p>Color</text:p>
          </table:table-cell>
          <table:table-cell table:number-columns-repeated="2" table:style-name="ce274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8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0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1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0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27" table:default-cell-style-name="ce392"/>
        <table:table-column table:style-name="co28" table:default-cell-style-name="ce392"/>
        <table:table-column table:style-name="co29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11"/>
          <table:table-cell table:style-name="ce387"/>
          <table:table-cell table:style-name="ce311" table:content-validation-name="val4"/>
          <table:table-cell table:style-name="ce311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10" table:content-validation-name="val5" office:value-type="string" calcext:value-type="string">
            <text:p>Action Name</text:p>
          </table:table-cell>
          <table:table-cell table:style-name="ce312" office:value-type="string" calcext:value-type="string">
            <text:p>Hit</text:p>
          </table:table-cell>
          <table:table-cell table:style-name="ce312" office:value-type="string" calcext:value-type="string">
            <text:p>Frames</text:p>
          </table:table-cell>
          <table:table-cell table:style-name="ce312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10" office:value-type="string" calcext:value-type="string">
            <text:p>Notes 1</text:p>
          </table:table-cell>
          <table:table-cell table:style-name="ce310" office:value-type="string" calcext:value-type="string">
            <text:p>Notes 2</text:p>
          </table:table-cell>
          <table:table-cell table:style-name="ce310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4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37" office:value-type="string" calcext:value-type="string">
            <text:p>Action Name</text:p>
          </table:table-cell>
          <table:table-cell table:style-name="ce137" office:value-type="string" calcext:value-type="string">
            <text:p>Modifiers</text:p>
          </table:table-cell>
          <table:table-cell table:style-name="ce137" office:value-type="string" calcext:value-type="string">
            <text:p>Input to Compare</text:p>
          </table:table-cell>
          <table:table-cell table:style-name="ce54" table:content-validation-name="val25"/>
          <table:table-cell table:style-name="ce203" table:content-validation-name="val26" office:value-type="string" calcext:value-type="string">
            <text:p>&gt; Phase 0 result</text:p>
          </table:table-cell>
          <table:table-cell table:style-name="ce203" table:content-validation-name="val27"/>
          <table:table-cell table:style-name="ce210" table:content-validation-name="val28"/>
          <table:table-cell table:style-name="ce213" table:content-validation-name="val29" office:value-type="string" calcext:value-type="string">
            <text:p>&gt; Phase 1 result</text:p>
          </table:table-cell>
          <table:table-cell table:style-name="ce213" table:content-validation-name="val30"/>
          <table:table-cell table:style-name="ce210" table:content-validation-name="val31"/>
          <table:table-cell table:style-name="ce213" table:content-validation-name="val32" office:value-type="string" calcext:value-type="string">
            <text:p>&gt; Phase 2 result</text:p>
          </table:table-cell>
          <table:table-cell table:style-name="ce213" table:content-validation-name="val33"/>
          <table:table-cell table:style-name="ce210" table:content-validation-name="val34"/>
          <table:table-cell table:style-name="ce213" table:content-validation-name="val35" office:value-type="string" calcext:value-type="string">
            <text:p>&gt; Phase 3 result</text:p>
          </table:table-cell>
          <table:table-cell table:style-name="ce213" table:content-validation-name="val36"/>
          <table:table-cell table:style-name="ce210" table:content-validation-name="val37"/>
          <table:table-cell table:style-name="ce213" table:content-validation-name="val38" office:value-type="string" calcext:value-type="string">
            <text:p>&gt; Phase 4 result</text:p>
          </table:table-cell>
          <table:table-cell table:style-name="ce213" table:content-validation-name="val39"/>
          <table:table-cell table:style-name="ce210" table:content-validation-name="val40"/>
          <table:table-cell table:style-name="ce213" table:content-validation-name="val41" office:value-type="string" calcext:value-type="string">
            <text:p>&gt; Phase 5 result</text:p>
          </table:table-cell>
          <table:table-cell table:style-name="ce213" table:content-validation-name="val42"/>
          <table:table-cell table:style-name="ce356" table:content-validation-name="val1" office:value-type="string" calcext:value-type="string">
            <text:p>Notes 1</text:p>
          </table:table-cell>
          <table:table-cell table:style-name="ce356" office:value-type="string" calcext:value-type="string">
            <text:p>Notes 2</text:p>
          </table:table-cell>
          <table:table-cell table:style-name="ce35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 style:data-style-name="N2" text:time-value="21:08:17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8T21:08:30.754000000</dc:date>
    <meta:editing-duration>P6DT23H23M22S</meta:editing-duration>
    <meta:editing-cycles>1190</meta:editing-cycles>
    <meta:generator>LibreOffice/6.3.5.2$Windows_X86_64 LibreOffice_project/dd0751754f11728f69b42ee2af66670068624673</meta:generator>
    <meta:document-statistic meta:table-count="9" meta:cell-count="1138" meta:object-count="5"/>
  </office:meta>
</office:document-meta>
</file>